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d3b00"/>
    </style:style>
    <style:style style:name="P2" style:family="paragraph" style:parent-style-name="Text_20_body" style:list-style-name="L9"/>
    <style:style style:name="P3" style:family="paragraph" style:parent-style-name="Text_20_body" style:list-style-name="L10"/>
    <style:style style:name="P4" style:family="paragraph" style:parent-style-name="Text_20_body" style:list-style-name="L11"/>
    <style:style style:name="P5" style:family="paragraph" style:parent-style-name="Text_20_body" style:list-style-name="L12"/>
    <style:style style:name="P6" style:family="paragraph" style:parent-style-name="Text_20_body" style:list-style-name="L13"/>
    <style:style style:name="P7" style:family="paragraph" style:parent-style-name="Text_20_body" style:list-style-name="L14"/>
    <style:style style:name="P8" style:family="paragraph" style:parent-style-name="Text_20_body" style:list-style-name="L15"/>
    <style:style style:name="P9" style:family="paragraph" style:parent-style-name="Text_20_body" style:list-style-name="L1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T3" style:family="text">
      <style:text-properties loext:char-shading-value="0" fo:background-color="#ffff0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#ffffff" loext:char-shading-value="0"/>
    </style:style>
    <style:style style:name="T7" style:family="text">
      <style:text-properties loext:char-shading-value="0" fo:background-color="#ffff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rompt-modelo – Exemplo página web para a divulgação de uma ferramenta integrada com Inteligência artificial para reconhecer poses e expressões dentro de uma reunião online em plataformas digitais com o intuito de identificar sintomas de ansiedade e burnout. </text:span><text:span text:style-name="T1"/></text:p>
      <text:p text:style-name="Standard">Estou especificando um <text:span text:style-name="T2">https://github.com/Jadmartins936/SenseYou-EC46C-2025.1/tree/main</text:span> </text:p>
      <text:p text:style-name="P1">Os principais usuários são:<text:line-break/><text:span text:style-name="Strong_20_Emphasis"><text:span text:style-name="T6">Colaboradores</text:span></text:span><text:span text:style-name="T6"> – Participam de reuniões online e se beneficiam do monitoramento do bem-estar emocional.</text:span></text:p>
      <text:p text:style-name="P1"><text:span text:style-name="Strong_20_Emphasis">Líderes de Equipe/Gestores</text:span> – Monitoram o estado emocional da equipe para prevenir burnout e promover ações de bem-estar.<text:tab/></text:p>
      <text:p text:style-name="P1"><text:span text:style-name="Strong_20_Emphasis">Profissionais de RH ou Saúde Corporativa</text:span> – Analisam dados agregados para implementar políticas de apoio psicológico e clima organizacional.</text:p>
      <text:p text:style-name="P1">As principais funcionalidades incluem:<text:line-break/><text:span text:style-name="Strong_20_Emphasis">Reconhecimento de expressões faciais e posturas corporais</text:span> durante reuniões online.</text:p>
      <text:p text:style-name="P1"><text:span text:style-name="Strong_20_Emphasis">Análise em tempo real</text:span> de sinais de ansiedade e burnout usando IA.</text:p>
      <text:p text:style-name="P1"><text:span text:style-name="Strong_20_Emphasis">Geração de relatórios individuais e coletivos</text:span> com indicadores de bem-estar emocional.</text:p>
      <text:p text:style-name="P1"><text:span text:style-name="Strong_20_Emphasis">Alertas automatizados</text:span> para líderes em casos críticos detectados.</text:p>
      <text:p text:style-name="P1"><text:span text:style-name="Strong_20_Emphasis">Dashboard intuitivo</text:span> para visualização de dados históricos e tendências emocionais.</text:p>
      <text:p text:style-name="Standard"/>
      <text:p text:style-name="Standard">Gere 4<text:span text:style-name="T1"> histórias de usuário</text:span> cobrindo diferentes funcionalidades e perfis de usuário. Use o seguinte formato:<text:line-break/><text:span text:style-name="T1">Como [tipo de usuário], eu quero [ação] para [benefício].</text:span></text:p>
      <text:p text:style-name="Standard">Organize as histórias por perfil de usuário.</text:p>
      <text:p text:style-name="Standard">Crie também os critérios de aceitação para cada história. </text:p>
      <text:p text:style-name="Text_20_body"><text:s/>As histórias estão organizadas por perfil de usuário e incluem critérios de aceitação.</text:p>
      <text:h text:style-name="Heading_20_2" text:outline-level="2">👤 Perfil 1: Colaborador</text:h>
      <text:h text:style-name="Heading_20_3" text:outline-level="3">História 1: Monitoramento de Bem-Estar Emocional</text:h>
      <text:list text:style-name="L9">
        <text:list-item>
          <text:p text:style-name="P2"><text:span text:style-name="Strong_20_Emphasis">Como</text:span> colaborador,</text:p>
        </text:list-item>
        <text:list-item>
          <text:p text:style-name="P2"><text:span text:style-name="Strong_20_Emphasis">Eu quero</text:span> que a ferramenta monitore minhas expressões faciais e posturas durante reuniões online,</text:p>
        </text:list-item>
        <text:list-item>
          <text:p text:style-name="P2"><text:span text:style-name="Strong_20_Emphasis">Para que</text:span> eu possa receber feedback sobre meu estado emocional e identificar sinais precoces de ansiedade ou burnout.</text:p>
        </text:list-item>
      </text:list>
      <text:p text:style-name="Text_20_body"><text:span text:style-name="Strong_20_Emphasis">Critérios de Aceitação:</text:span></text:p>
      <text:list text:style-name="L10">
        <text:list-item>
          <text:p text:style-name="P3">A ferramenta deve analisar em tempo real as expressões faciais e posturas do colaborador.</text:p>
        </text:list-item>
        <text:list-item>
          <text:p text:style-name="P3"><text:soft-page-break/>Deve fornecer feedback imediato sobre possíveis sinais de estresse ou desconforto.</text:p>
        </text:list-item>
        <text:list-item>
          <text:p text:style-name="P3">O colaborador deve ser notificado de forma discreta e respeitosa.</text:p>
        </text:list-item>
      </text:list>
      <text:p text:style-name="Horizontal_20_Line"/>
      <text:h text:style-name="Heading_20_3" text:outline-level="3">História 2: Relatórios de Bem-Estar</text:h>
      <text:list text:style-name="L11">
        <text:list-item>
          <text:p text:style-name="P4"><text:span text:style-name="Strong_20_Emphasis">Como</text:span> colaborador,</text:p>
        </text:list-item>
        <text:list-item>
          <text:p text:style-name="P4"><text:span text:style-name="Strong_20_Emphasis">Eu quero</text:span> receber relatórios semanais sobre meu bem-estar emocional durante reuniões,</text:p>
        </text:list-item>
        <text:list-item>
          <text:p text:style-name="P4"><text:span text:style-name="Strong_20_Emphasis">Para que</text:span> eu possa acompanhar meu estado emocional ao longo do tempo e tomar ações preventivas.</text:p>
        </text:list-item>
      </text:list>
      <text:p text:style-name="Text_20_body"><text:span text:style-name="Strong_20_Emphasis">Critérios de Aceitação:</text:span></text:p>
      <text:list text:style-name="L12">
        <text:list-item>
          <text:p text:style-name="P5">Relatórios devem ser gerados automaticamente a cada semana.</text:p>
        </text:list-item>
        <text:list-item>
          <text:p text:style-name="P5">Devem incluir gráficos e insights sobre expressões faciais e posturas.</text:p>
        </text:list-item>
        <text:list-item>
          <text:p text:style-name="P5">O colaborador deve ter a opção de visualizar ou ocultar os relatórios.</text:p>
        </text:list-item>
      </text:list>
      <text:p text:style-name="Horizontal_20_Line"/>
      <text:h text:style-name="Heading_20_2" text:outline-level="2">🧑‍💼 Perfil 2: Líder de Equipe</text:h>
      <text:h text:style-name="Heading_20_3" text:outline-level="3">História 3: Identificação de Sinais de Burnout na Equipe</text:h>
      <text:list text:style-name="L13">
        <text:list-item>
          <text:p text:style-name="P6"><text:span text:style-name="Strong_20_Emphasis">Como</text:span> líder de equipe,</text:p>
        </text:list-item>
        <text:list-item>
          <text:p text:style-name="P6"><text:span text:style-name="Strong_20_Emphasis">Eu quero</text:span> que a ferramenta identifique sinais de burnout nos membros da minha equipe durante reuniões online,</text:p>
        </text:list-item>
        <text:list-item>
          <text:p text:style-name="P6"><text:span text:style-name="Strong_20_Emphasis">Para que</text:span> eu possa intervir precocemente e oferecer suporte adequado.</text:p>
        </text:list-item>
      </text:list>
      <text:p text:style-name="Text_20_body"><text:span text:style-name="Strong_20_Emphasis">Critérios de Aceitação:</text:span></text:p>
      <text:list text:style-name="L14">
        <text:list-item>
          <text:p text:style-name="P7">A ferramenta deve analisar as expressões faciais e posturas de todos os membros da equipe.</text:p>
        </text:list-item>
        <text:list-item>
          <text:p text:style-name="P7">Deve gerar alertas quando detectar sinais de burnout, como expressões de cansaço ou falta de engajamento.</text:p>
        </text:list-item>
        <text:list-item>
          <text:p text:style-name="P7">O líder deve receber notificações discretas e confidenciais.</text:p>
        </text:list-item>
      </text:list>
      <text:p text:style-name="Horizontal_20_Line"/>
      <text:h text:style-name="Heading_20_3" text:outline-level="3">História 4: Feedback para Melhoria do Ambiente de Trabalho</text:h>
      <text:list text:style-name="L15">
        <text:list-item>
          <text:p text:style-name="P8"><text:span text:style-name="Strong_20_Emphasis">Como</text:span> líder de equipe,</text:p>
        </text:list-item>
        <text:list-item>
          <text:p text:style-name="P8"><text:span text:style-name="Strong_20_Emphasis">Eu quero</text:span> receber feedback agregado sobre o bem-estar emocional da equipe,</text:p>
        </text:list-item>
        <text:list-item>
          <text:p text:style-name="P8"><text:span text:style-name="Strong_20_Emphasis">Para que</text:span> eu possa implementar melhorias no ambiente de trabalho e reduzir o risco de burnout.</text:p>
        </text:list-item>
      </text:list>
      <text:p text:style-name="Text_20_body"><text:span text:style-name="Strong_20_Emphasis">Critérios de Aceitação:</text:span></text:p>
      <text:list text:style-name="L16">
        <text:list-item>
          <text:p text:style-name="P9">A ferramenta deve compilar dados de todas as reuniões realizadas na semana.</text:p>
        </text:list-item>
        <text:list-item>
          <text:p text:style-name="P9"><text:soft-page-break/>Deve gerar um relatório com insights sobre o bem-estar emocional da equipe.</text:p>
        </text:list-item>
        <text:list-item>
          <text:p text:style-name="P9">O líder deve ter acesso a recomendações para melhorar o ambiente de trabalho.</text:p>
        </text:list-item>
      </text:list>
      <text:p text:style-name="Horizontal_20_Line"/>
      <text:p text:style-name="Text_20_body">Essas histórias de usuário cobrem funcionalidades essenciais para monitorar e melhorar o bem-estar emocional durante reuniões online, utilizando Inteligência Artificial para identificar sinais de ansiedade e burnout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1pt" fo:language="pt" fo:country="BR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pt" fo:country="BR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ção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har" style:display-name="Título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4_20_Char" style:display-name="Título 4 Ch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8_20_Char" style:display-name="Título 8 Ch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9_20_Char" style:display-name="Título 9 Ch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Char" style:display-name="Título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ção_20_Char" style:display-name="Citação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rica Souza</meta:initial-creator>
    <meta:editing-cycles>13</meta:editing-cycles>
    <meta:creation-date>2025-05-29T16:36:00</meta:creation-date>
    <dc:date>2025-05-29T14:31:01.371000000</dc:date>
    <meta:editing-duration>PT30M35S</meta:editing-duration>
    <meta:generator>LibreOffice/7.5.0.3$Windows_X86_64 LibreOffice_project/c21113d003cd3efa8c53188764377a8272d9d6de</meta:generator>
    <meta:document-statistic meta:table-count="0" meta:image-count="0" meta:object-count="0" meta:page-count="3" meta:paragraph-count="49" meta:word-count="570" meta:character-count="3814" meta:non-whitespace-character-count="3307"/>
    <meta:user-defined meta:name="AppVersion">16.0000</meta:user-defined>
    <meta:template xlink:type="simple" xlink:actuate="onRequest" xlink:title="Normal.dotm" xlink:href=""/>
  </office:meta>
</office:document-meta>
</file>